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0.181cm" svg:y="3.845cm">
            <draw:object draw:notify-on-update-of-ranges="Лист1.A3:Лист1.A7 Лист1.B3:Лист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421cm" svg:y="3.766cm">
            <draw:object draw:notify-on-update-of-ranges="Лист1.A3:Лист1.A7 Лист1.E3:Лист1.E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665cm" svg:y="13.354cm">
            <draw:object draw:notify-on-update-of-ranges="Лист1.A3:Лист1.A7 Лист1.D3:Лист1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0.129472266416773" calcext:value-type="float">
            <text:p>0,1294722664</text:p>
          </table:table-cell>
          <table:table-cell office:value-type="float" office:value="-0.0125" calcext:value-type="float">
            <text:p>-1,25E-002</text:p>
          </table:table-cell>
          <table:table-cell office:value-type="float" office:value="0.00000000533131576385681" calcext:value-type="float">
            <text:p>5,33E-009</text:p>
          </table:table-cell>
          <table:table-cell office:value-type="float" office:value="0.00809224408645849" calcext:value-type="float">
            <text:p>8,09E-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714722822261468" calcext:value-type="float">
            <text:p>7,15E-002</text:p>
          </table:table-cell>
          <table:table-cell office:value-type="float" office:value="-0.00625000000000002" calcext:value-type="float">
            <text:p>-6,25E-003</text:p>
          </table:table-cell>
          <table:table-cell office:value-type="float" office:value="0.000000000577978567783966" calcext:value-type="float">
            <text:p>5,78E-010</text:p>
          </table:table-cell>
          <table:table-cell office:value-type="float" office:value="0.00447506897700003" calcext:value-type="float">
            <text:p>4,48E-00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377340927223088" calcext:value-type="float">
            <text:p>3,77E-002</text:p>
          </table:table-cell>
          <table:table-cell office:value-type="float" office:value="-0.00375000000000002" calcext:value-type="float">
            <text:p>-3,75E-003</text:p>
          </table:table-cell>
          <table:table-cell office:value-type="float" office:value="0.000000000110656137031207" calcext:value-type="float">
            <text:p>1,11E-010</text:p>
          </table:table-cell>
          <table:table-cell office:value-type="float" office:value="0.00236393655221948" calcext:value-type="float">
            <text:p>2,36E-00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194150652549573" calcext:value-type="float">
            <text:p>1,94E-002</text:p>
          </table:table-cell>
          <table:table-cell office:value-type="float" office:value="-0.00156249999999951" calcext:value-type="float">
            <text:p>-1,56E-003</text:p>
          </table:table-cell>
          <table:table-cell office:value-type="float" office:value="0.0000000000320422716137969" calcext:value-type="float">
            <text:p>3,20E-011</text:p>
          </table:table-cell>
          <table:table-cell office:value-type="float" office:value="0.00121652104336258" calcext:value-type="float">
            <text:p>1,22E-00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985133870034593" calcext:value-type="float">
            <text:p>9,85E-003</text:p>
          </table:table-cell>
          <table:table-cell office:value-type="float" office:value="-0.000781249999999303" calcext:value-type="float">
            <text:p>-7,81E-004</text:p>
          </table:table-cell>
          <table:table-cell office:value-type="float" office:value="0.0000000000119548815291637" calcext:value-type="float">
            <text:p>1,20E-011</text:p>
          </table:table-cell>
          <table:table-cell office:value-type="float" office:value="0.000617311617967367" calcext:value-type="float">
            <text:p>6,17E-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.00.0000</text:date>, <text:time style:data-style-name="N2" text:time-value="15:18:14.52397101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8:34.974860362</meta:creation-date>
    <dc:date>2015-11-09T15:21:10.228164172</dc:date>
    <meta:editing-duration>PT12M22S</meta:editing-duration>
    <meta:editing-cycles>3</meta:editing-cycles>
    <meta:generator>LibreOffice/4.2.8.2$Linux_x86 LibreOffice_project/420m0$Build-2</meta:generator>
    <meta:document-statistic meta:table-count="1" meta:cell-count="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7cm" svg:y="3.952cm" style:legend-expansion="high" chart:style-name="ch2"/>
        <chart:plot-area chart:style-name="ch3" table:cell-range-address="Лист1.A3:Лист1.B7" svg:x="0.32cm" svg:y="0.18cm" svg:width="10.418cm" svg:height="8.64cm">
          <chartooo:coordinate-region svg:x="1.232cm" svg:y="0.38cm" svg:width="9.13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3:Лист1.B7" chart:class="chart:scatter">
            <chart:domain table:cell-range-address="Лист1.A3:Лист1.A7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Лист1.A3:Лист1.A7</svg:desc>
                </draw:g>
              </table:table-cell>
              <table:table-cell office:value-type="float" office:value="0.129472266416773">
                <text:p>0.129472266416773</text:p>
                <draw:g>
                  <svg:desc>Лист1.B3:Лист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0714722822261468">
                <text:p>0.0714722822261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0.0377340927223088">
                <text:p>0.0377340927223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">
                <text:p>3200</text:p>
              </table:table-cell>
              <table:table-cell office:value-type="float" office:value="0.0194150652549573">
                <text:p>0.0194150652549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00">
                <text:p>6400</text:p>
              </table:table-cell>
              <table:table-cell office:value-type="float" office:value="0.00985133870034593">
                <text:p>0.00985133870034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7cm" svg:y="3.952cm" style:legend-expansion="high" chart:style-name="ch2"/>
        <chart:plot-area chart:style-name="ch3" table:cell-range-address="Лист1.A3:Лист1.A7 Лист1.E3:Лист1.E7" svg:x="0.32cm" svg:y="0.18cm" svg:width="10.418cm" svg:height="8.64cm">
          <chartooo:coordinate-region svg:x="2.238cm" svg:y="0.38cm" svg:width="8.12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3:Лист1.E7" chart:class="chart:scatter">
            <chart:domain table:cell-range-address="Лист1.A3:Лист1.A7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Лист1.A3:Лист1.A7</svg:desc>
                </draw:g>
              </table:table-cell>
              <table:table-cell office:value-type="float" office:value="0.00809224408645849">
                <text:p>0.00809224408645849</text:p>
                <draw:g>
                  <svg:desc>Лист1.E3:Лист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00447506897700003">
                <text:p>0.004475068977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0.00236393655221948">
                <text:p>0.00236393655221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">
                <text:p>3200</text:p>
              </table:table-cell>
              <table:table-cell office:value-type="float" office:value="0.00121652104336258">
                <text:p>0.00121652104336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00">
                <text:p>6400</text:p>
              </table:table-cell>
              <table:table-cell office:value-type="float" office:value="0.000617311617967367">
                <text:p>0.000617311617967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7cm" svg:y="3.952cm" style:legend-expansion="high" chart:style-name="ch2"/>
        <chart:plot-area chart:style-name="ch3" table:cell-range-address="Лист1.A3:Лист1.A7 Лист1.D3:Лист1.D7" svg:x="0.32cm" svg:y="0.18cm" svg:width="10.418cm" svg:height="8.64cm">
          <chartooo:coordinate-region svg:x="2.238cm" svg:y="0.38cm" svg:width="8.12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3:Лист1.D7" chart:class="chart:scatter">
            <chart:domain table:cell-range-address="Лист1.A3:Лист1.A7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Лист1.A3:Лист1.A7</svg:desc>
                </draw:g>
              </table:table-cell>
              <table:table-cell office:value-type="float" office:value="0.00000000533131576385681">
                <text:p>0.00000000533131576385681</text:p>
                <draw:g>
                  <svg:desc>Лист1.D3:Лист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000000000577978567783966">
                <text:p>0.000000000577978567783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0.000000000110656137031207">
                <text:p>0.000000000110656137031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">
                <text:p>3200</text:p>
              </table:table-cell>
              <table:table-cell office:value-type="float" office:value="0.0000000000320422716137969">
                <text:p>0.0000000000320422716137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00">
                <text:p>6400</text:p>
              </table:table-cell>
              <table:table-cell office:value-type="float" office:value="0.0000000000119548815291637">
                <text:p>0.00000000001195488152916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